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fo:font-weight="bold" officeooo:rsid="003177aa" officeooo:paragraph-rsid="003177a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normal" officeooo:rsid="003177aa" officeooo:paragraph-rsid="003177aa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 fo:font-weight="normal" officeooo:rsid="003177aa" officeooo:paragraph-rsid="003177aa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32f66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еречень <text:span text:style-name="T2">используемой литературы</text:span></text:p>
      <text:p text:style-name="P1"/>
      <text:list xml:id="list2953663809" text:style-name="L1">
        <text:list-header>
          <text:p text:style-name="P3"/>
        </text:list-header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15T13:22:43.352000000</meta:creation-date>
    <meta:generator>AlterOffice/3.2.8.4$Windows_X86_64 LibreOffice_project/d1c90088bbe599af6480b11ec66e1300c57faa9d</meta:generator>
    <dc:date>2023-05-15T15:10:37.196000000</dc:date>
    <meta:editing-duration>PT1H10M5S</meta:editing-duration>
    <meta:editing-cycles>26</meta:editing-cycles>
    <meta:document-statistic meta:table-count="0" meta:image-count="0" meta:object-count="0" meta:page-count="1" meta:paragraph-count="1" meta:word-count="3" meta:character-count="32" meta:non-whitespace-character-count="30"/>
  </office:meta>
</office:document-meta>
</file>